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9" style:parent-style-name="Graphics">
      <style:graphic-properties draw:fill="none" fo:clip="rect(0in 0in 0in 0in)" draw:stroke="none"/>
    </style:style>
    <style:style style:family="text" style:name="a1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新細明體" style:font-family-generic="swiss" style:font-family-generic-asian="roman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 style:parent-style-name="Graphics">
      <style:graphic-properties draw:fill="none" fo:clip="rect(0in 0in 0in 0in)" draw:stroke="none"/>
    </style:style>
    <style:style style:family="graphic" style:name="a188" style:parent-style-name="Graphics">
      <style:graphic-properties draw:fill="none" fo:clip="rect(0in 0in 0in 0in)" draw:stroke="non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9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2" style:parent-style-name="Graphics">
      <style:graphic-properties draw:fill="none" draw:stroke="none"/>
    </style:style>
    <style:style style:family="paragraph" style:name="a158">
      <style:paragraph-properties fo:line-height="100%" fo:text-align="justify" fo:text-align-last="star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 style:parent-style-name="Graphics">
      <style:graphic-properties draw:fill="none" fo:clip="rect(0in 0in 0in 0in)" draw:stroke="none"/>
    </style:style>
    <style:style style:family="text" style:name="a1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8" style:parent-style-name="Graphics">
      <style:graphic-properties draw:fill="none" draw:stroke="none"/>
    </style:style>
    <text:list-style style:name="a270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27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7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4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46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49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15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61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18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64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67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00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0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06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52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09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197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55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21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224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</office:automatic-styles>
  <office:body>
    <office:presentation>
      <draw:page draw:name="Slide244" draw:style-name="a146" draw:master-page-name="Master1-Layout1-cust-標題投影片" presentation:presentation-page-layout-name="Master1-PPL1" draw:id="Slide-499">
        <draw:frame draw:id="id20" draw:style-name="a164" draw:name="標題 3" svg:x="0.86632in" svg:y="4.17361in" svg:width="7.87326in" svg:height="3.14931in">
          <draw:text-box>
            <text:p text:style-name="a148" text:class-names="" text:cond-style-name=""><text:span text:style-name="a147" text:class-names=""/></text:p>
            <text:p text:style-name="a153" text:class-names="" text:cond-style-name=""><text:span text:style-name="a149" text:class-names="">班級</text:span><text:span text:style-name="a150" text:class-names="">：</text:span><text:span text:style-name="a151" text:class-names="">資工三</text:span><text:span text:style-name="a152" text:class-names=""/></text:p>
            <text:p text:style-name="a158" text:class-names="" text:cond-style-name=""><text:span text:style-name="a154" text:class-names="">學號</text:span><text:span text:style-name="a155" text:class-names="">：</text:span><text:span text:style-name="a156" text:class-names="">S1154007</text:span><text:span text:style-name="a157" text:class-names=""/></text:p>
            <text:p text:style-name="a163" text:class-names="" text:cond-style-name=""><text:span text:style-name="a159" text:class-names="">姓名</text:span><text:span text:style-name="a160" text:class-names="">：</text:span><text:span text:style-name="a161" text:class-names="">賴宥瑋</text:span><text:span text:style-name="a162" text:class-names=""/></text:p>
          </draw:text-box>
          <svg:title/>
          <svg:desc/>
        </draw:frame>
        <draw:frame draw:id="id21" draw:style-name="a178" draw:name="標題 3" svg:x="0.86632in" svg:y="0.70833in" svg:width="7.87326in" svg:height="3.14931in">
          <draw:text-box>
            <text:p text:style-name="a166" text:class-names="" text:cond-style-name=""><text:span text:style-name="a165" text:class-names="">超大型積體電路系統設計</text:span></text:p>
            <text:p text:style-name="a169" text:class-names="" text:cond-style-name=""><text:span text:style-name="a167" text:class-names=""><text:line-break/></text:span><text:span text:style-name="a168" text:class-names=""/></text:p>
            <text:p text:style-name="a171" text:class-names="" text:cond-style-name=""><text:span text:style-name="a170" text:class-names="">vlsi_04_hw</text:span></text:p>
            <text:p text:style-name="a173" text:class-names="" text:cond-style-name=""><text:span text:style-name="a172" text:class-names=""/></text:p>
            <text:p text:style-name="a175" text:class-names="" text:cond-style-name=""><text:span text:style-name="a174" text:class-names=""/></text:p>
            <text:p text:style-name="a177" text:class-names="" text:cond-style-name=""><text:span text:style-name="a176" text:class-names=""/></text:p>
          </draw:text-box>
          <svg:title/>
          <svg:desc/>
        </draw:frame>
      </draw:page>
      <draw:page draw:name="Slide748" draw:style-name="a179" draw:master-page-name="Master1-Layout2-obj-標題及物件" presentation:presentation-page-layout-name="Master1-PPL2" draw:id="Slide-1003">
        <draw:frame draw:id="id22" presentation:style-name="a183" draw:name="標題 1" svg:x="0.47222in" svg:y="0.11806in" svg:width="9.05556in" svg:height="1.10243in" presentation:class="title" presentation:placeholder="false">
          <draw:text-box>
            <text:p text:style-name="a182" text:class-names="" text:cond-style-name=""><text:span text:style-name="a180" text:class-names="">程式碼</text:span><text:span text:style-name="a181" text:class-names=""><text:s text:c="1"/>CS.v</text:span></text:p>
          </draw:text-box>
          <svg:title/>
          <svg:desc/>
        </draw:frame>
        <draw:frame draw:id="id23" draw:style-name="a186" draw:name="投影片編號版面配置區 3" svg:x="7.95313in" svg:y="7.00868in" svg:width="1.96875in" svg:height="0.3941in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  <draw:frame draw:id="id24" draw:style-name="a187" draw:name="Picture 2" svg:x="0.04205in" svg:y="1.54503in" svg:width="4.17046in" svg:height="2.30194in" style:rel-width="scale" style:rel-height="scale">
          <draw:image xlink:href="media/image1.png" xlink:type="simple" xlink:show="embed" xlink:actuate="onLoad"/>
          <svg:title/>
          <svg:desc/>
        </draw:frame>
        <draw:frame draw:id="id25" draw:style-name="a188" draw:name="Picture 3" svg:x="4.29126in" svg:y="1.54503in" svg:width="5.61251in" svg:height="5.5355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49" draw:style-name="a189" draw:master-page-name="Master1-Layout2-obj-標題及物件" presentation:presentation-page-layout-name="Master1-PPL2" draw:id="Slide-1004">
        <draw:frame draw:id="id26" presentation:style-name="a192" draw:name="標題 1" svg:x="0.47222in" svg:y="0.11806in" svg:width="9.05556in" svg:height="1.10243in" presentation:class="title" presentation:placeholder="false">
          <draw:text-box>
            <text:p text:style-name="a191" text:class-names="" text:cond-style-name=""><text:span text:style-name="a190" text:class-names="">“Functional” Simulation Result</text:span></text:p>
          </draw:text-box>
          <svg:title/>
          <svg:desc/>
        </draw:frame>
        <draw:frame draw:id="id27" presentation:style-name="a228" draw:name="內容版面配置區 2" svg:x="0.47244in" svg:y="1.49606in" svg:width="9.05512in" svg:height="5.82677in" presentation:class="outline" presentation:placeholder="false">
          <draw:text-box>
            <text:list text:style-name="a197">
              <text:list-item>
                <text:p text:style-name="a196" text:class-names="" text:cond-style-name=""><text:span text:style-name="a193" text:class-names="">ModelSim<text:s text:c="1"/></text:span><text:span text:style-name="a194" text:class-names="">所使用的檔案</text:span><text:span text:style-name="a195" text:class-names=""/></text:p>
              </text:list-item>
            </text:list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  <text:list text:style-name="a203">
              <text:list-item>
                <text:p text:style-name="a202" text:class-names="" text:cond-style-name=""><text:span text:style-name="a201" text:class-names=""/></text:p>
              </text:list-item>
            </text:list>
            <text:list text:style-name="a206">
              <text:list-item>
                <text:p text:style-name="a205" text:class-names="" text:cond-style-name=""><text:span text:style-name="a204" text:class-names=""/></text:p>
              </text:list-item>
            </text:list>
            <text:list text:style-name="a209">
              <text:list-item>
                <text:p text:style-name="a208" text:class-names="" text:cond-style-name=""><text:span text:style-name="a207" text:class-names=""/></text:p>
              </text:list-item>
            </text:list>
            <text:list text:style-name="a215">
              <text:list-item>
                <text:p text:style-name="a214" text:class-names="" text:cond-style-name=""><text:span text:style-name="a210" text:class-names="">文字模擬結果</text:span><text:span text:style-name="a211" text:class-names=""><text:s text:c="1"/>(</text:span><text:span text:style-name="a212" text:class-names="">請截圖</text:span><text:span text:style-name="a213" text:class-names="">)</text:span></text:p>
              </text:list-item>
            </text:list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  <text:list text:style-name="a221">
              <text:list-item>
                <text:p text:style-name="a220" text:class-names="" text:cond-style-name=""><text:span text:style-name="a219" text:class-names=""/></text:p>
              </text:list-item>
            </text:list>
            <text:list text:style-name="a224">
              <text:list-item>
                <text:p text:style-name="a223" text:class-names="" text:cond-style-name=""><text:span text:style-name="a222" text:class-names=""/></text:p>
              </text:list-item>
            </text:list>
            <text:list text:style-name="a227">
              <text:list-item>
                <text:p text:style-name="a226" text:class-names="" text:cond-style-name=""><text:span text:style-name="a225" text:class-names=""/></text:p>
              </text:list-item>
            </text:list>
          </draw:text-box>
          <svg:title/>
          <svg:desc/>
        </draw:frame>
        <draw:frame draw:id="id28" draw:style-name="a231" draw:name="投影片編號版面配置區 3" svg:x="7.95313in" svg:y="7.00868in" svg:width="1.96875in" svg:height="0.3941in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  <draw:frame draw:id="id29" draw:style-name="a232" draw:name="圖片 5" svg:x="1.39437in" svg:y="2.464in" svg:width="6.38341in" svg:height="1.38701in" style:rel-width="scale" style:rel-height="scale">
          <draw:image xlink:href="media/image3.png" xlink:type="simple" xlink:show="embed" xlink:actuate="onLoad"/>
          <svg:title/>
          <svg:desc/>
        </draw:frame>
        <draw:frame draw:id="id30" draw:style-name="a233" draw:name="Picture 2" svg:x="1.53505in" svg:y="4.61624in" svg:width="6.4809in" svg:height="2.666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56" draw:style-name="a234" draw:master-page-name="Master1-Layout2-obj-標題及物件" presentation:presentation-page-layout-name="Master1-PPL2" draw:id="Slide-1011">
        <draw:frame draw:id="id31" presentation:style-name="a237" draw:name="標題 1" svg:x="0.47222in" svg:y="0.11806in" svg:width="9.05556in" svg:height="1.10243in" presentation:class="title" presentation:placeholder="false">
          <draw:text-box>
            <text:p text:style-name="a236" text:class-names="" text:cond-style-name=""><text:span text:style-name="a235" text:class-names="">“Timing” Simulation Result</text:span></text:p>
          </draw:text-box>
          <svg:title/>
          <svg:desc/>
        </draw:frame>
        <draw:frame draw:id="id32" presentation:style-name="a274" draw:name="內容版面配置區 2" svg:x="0.47244in" svg:y="1.49606in" svg:width="9.05512in" svg:height="5.82677in" presentation:class="outline" presentation:placeholder="false">
          <draw:text-box>
            <text:list text:style-name="a243">
              <text:list-item>
                <text:p text:style-name="a242" text:class-names="" text:cond-style-name=""><text:span text:style-name="a238" text:class-names="">ModelSim</text:span><text:span text:style-name="a239" text:class-names=""><text:s text:c="1"/></text:span><text:span text:style-name="a240" text:class-names="">所使用的檔案</text:span><text:span text:style-name="a241" text:class-names=""/></text:p>
              </text:list-item>
            </text:list>
            <text:list text:style-name="a246">
              <text:list-item>
                <text:p text:style-name="a245" text:class-names="" text:cond-style-name=""><text:span text:style-name="a244" text:class-names=""/></text:p>
              </text:list-item>
            </text:list>
            <text:list text:style-name="a249">
              <text:list-item>
                <text:p text:style-name="a248" text:class-names="" text:cond-style-name=""><text:span text:style-name="a247" text:class-names=""/></text:p>
              </text:list-item>
            </text:list>
            <text:list text:style-name="a252">
              <text:list-item>
                <text:p text:style-name="a251" text:class-names="" text:cond-style-name=""><text:span text:style-name="a250" text:class-names=""/></text:p>
              </text:list-item>
            </text:list>
            <text:list text:style-name="a255">
              <text:list-item>
                <text:p text:style-name="a254" text:class-names="" text:cond-style-name=""><text:span text:style-name="a253" text:class-names=""/></text:p>
              </text:list-item>
            </text:list>
            <text:list text:style-name="a261">
              <text:list-item>
                <text:p text:style-name="a260" text:class-names="" text:cond-style-name=""><text:span text:style-name="a256" text:class-names="">文字模擬結果</text:span><text:span text:style-name="a257" text:class-names=""><text:s text:c="1"/>(</text:span><text:span text:style-name="a258" text:class-names="">請截圖</text:span><text:span text:style-name="a259" text:class-names="">)</text:span></text:p>
              </text:list-item>
            </text:list>
            <text:list text:style-name="a264">
              <text:list-item>
                <text:p text:style-name="a263" text:class-names="" text:cond-style-name=""><text:span text:style-name="a262" text:class-names=""/></text:p>
              </text:list-item>
            </text:list>
            <text:list text:style-name="a267">
              <text:list-item>
                <text:p text:style-name="a266" text:class-names="" text:cond-style-name=""><text:span text:style-name="a265" text:class-names=""/></text:p>
              </text:list-item>
            </text:list>
            <text:list text:style-name="a270">
              <text:list-item>
                <text:p text:style-name="a269" text:class-names="" text:cond-style-name=""><text:span text:style-name="a268" text:class-names=""/></text:p>
              </text:list-item>
            </text:list>
            <text:list text:style-name="a273">
              <text:list-item>
                <text:p text:style-name="a272" text:class-names="" text:cond-style-name=""><text:span text:style-name="a271" text:class-names=""/></text:p>
              </text:list-item>
            </text:list>
          </draw:text-box>
          <svg:title/>
          <svg:desc/>
        </draw:frame>
        <draw:frame draw:id="id33" draw:style-name="a277" draw:name="投影片編號版面配置區 3" svg:x="7.95313in" svg:y="7.00868in" svg:width="1.96875in" svg:height="0.3941in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  <draw:frame draw:id="id34" draw:style-name="a278" draw:name="圖片 4" svg:x="2.02875in" svg:y="2.0879in" svg:width="4.97125in" svg:height="2.19023in" style:rel-width="scale" style:rel-height="scale">
          <draw:image xlink:href="media/image5.png" xlink:type="simple" xlink:show="embed" xlink:actuate="onLoad"/>
          <svg:title/>
          <svg:desc/>
        </draw:frame>
        <draw:frame draw:id="id35" draw:style-name="a279" draw:name="Picture 3" svg:x="2.02875in" svg:y="4.93123in" svg:width="6.40848in" svg:height="2.34211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page-number" svg:x="7.95313in" svg:y="7.00868in" svg:width="1.96875in" svg:height="0.3941in"/>
    </style:presentation-page-layout>
    <style:presentation-page-layout style:name="Master1-PPL2" style:display-name="標題及物件">
      <presentation:placeholder presentation:object="title" svg:x="0.47222in" svg:y="0.11806in" svg:width="9.05556in" svg:height="1.10243in"/>
      <presentation:placeholder presentation:object="object" svg:x="0.47244in" svg:y="1.49606in" svg:width="9.05512in" svg:height="5.82677in"/>
      <presentation:placeholder presentation:object="page-number" svg:x="7.95313in" svg:y="7.00868in" svg:width="1.96875in" svg:height="0.394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69271in" fo:page-height="7.2691in" style:print-orientation="landscape" style:register-truth-ref-style-name=""/>
    </style:page-layout>
    <style:page-layout style:name="pageLayout3">
      <style:page-layout-properties fo:page-width="10.69271in" fo:page-height="7.2691in" style:print-orientation="landscape" style:register-truth-ref-style-name=""/>
    </style:page-layout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新細明體" style:font-family-generic="swiss" style:font-family-generic-asian="roman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no-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3125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4998in" fo:padding-bottom="0.04998in" fo:padding-left="0.09995in" fo:padding-right="0.0999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4998in" fo:padding-bottom="0.04998in" fo:padding-left="0.09995in" fo:padding-right="0.0999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2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2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4998in" fo:padding-bottom="0.04998in" fo:padding-left="0.09995in" fo:padding-right="0.0999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fo:clip="rect(0in 0in 0in 0in)" draw:stroke="none"/>
    </style:style>
    <style:style style:family="presentation" style:name="a145">
      <style:graphic-properties fo:wrap-option="wrap" fo:padding-top="0.04998in" fo:padding-bottom="0.04998in" fo:padding-left="0.09995in" fo:padding-right="0.0999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新細明體" style:font-family-generic="swiss" style:font-family-generic-asian="roman" style:font-pitch="variable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3125in" svg:stroke-color="#40404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2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2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軟正黑體" style:font-family-generic-asian="swiss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draw:fill="none" draw:stroke="solid" svg:stroke-width="0.01042in" svg:stroke-color="#000000" svg:stroke-opacity="100%" draw:stroke-linejoin="miter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draw:fill="none" draw:stroke="solid" svg:stroke-width="0.01042in" svg:stroke-color="#000000" svg:stroke-opacity="100%" draw:stroke-linejoin="miter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draw:fill="none" draw:stroke="solid" svg:stroke-width="0.01042in" svg:stroke-color="#000000" svg:stroke-opacity="100%" draw:stroke-linejoin="miter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4996in" fo:padding-bottom="0.04996in" fo:padding-left="0.09991in" fo:padding-right="0.0999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.0002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4996in" fo:padding-bottom="0.04996in" fo:padding-left="0.09991in" fo:padding-right="0.0999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12">
      <text:list-level-style-bullet text:level="1" text:bullet-char="l">
        <style:list-level-properties text:space-before="0.0625in" text:min-label-width="0.3125in"/>
        <style:text-properties fo:color="#006600" fo:font-family="Wingdings" style:font-pitch="variable" fo:font-size="80%"/>
      </text:list-level-style-bullet>
      <text:list-level-style-bullet text:level="2" text:bullet-char="l">
        <style:list-level-properties text:space-before="0.5in" text:min-label-width="0.3125in"/>
        <style:text-properties fo:color="#006600" fo:font-family="Wingdings" style:font-pitch="variable" fo:font-size="80%"/>
      </text:list-level-style-bullet>
      <text:list-level-style-bullet text:level="3" text:bullet-char="l">
        <style:list-level-properties text:space-before="0.9375in" text:min-label-width="0.3125in"/>
        <style:text-properties fo:color="#006600" fo:font-family="Wingdings" style:font-pitch="variable" fo:font-size="80%"/>
      </text:list-level-style-bullet>
      <text:list-level-style-bullet text:level="4" text:bullet-char="l">
        <style:list-level-properties text:space-before="1.1875in" text:min-label-width="0.3125in"/>
        <style:text-properties fo:color="#006600" fo:font-family="Wingdings" style:font-pitch="variable" fo:font-size="80%"/>
      </text:list-level-style-bullet>
      <text:list-level-style-bullet text:level="5" text:bullet-char="l">
        <style:list-level-properties text:space-before="1.6875in" text:min-label-width="0.3125in"/>
        <style:text-properties fo:color="#006600" fo:font-family="Wingdings" style:font-pitch="variable" fo:font-size="80%"/>
      </text:list-level-style-bullet>
      <text:list-level-style-bullet text:level="6" text:bullet-char="l">
        <style:list-level-properties text:space-before="2.1875in" text:min-label-width="0.3125in"/>
        <style:text-properties fo:color="#006600" fo:font-family="Wingdings" style:font-pitch="variable" fo:font-size="80%"/>
      </text:list-level-style-bullet>
      <text:list-level-style-bullet text:level="7" text:bullet-char="l">
        <style:list-level-properties text:space-before="2.6875in" text:min-label-width="0.3125in"/>
        <style:text-properties fo:color="#006600" fo:font-family="Wingdings" style:font-pitch="variable" fo:font-size="80%"/>
      </text:list-level-style-bullet>
      <text:list-level-style-bullet text:level="8" text:bullet-char="l">
        <style:list-level-properties text:space-before="3.1875in" text:min-label-width="0.3125in"/>
        <style:text-properties fo:color="#006600" fo:font-family="Wingdings" style:font-pitch="variable" fo:font-size="80%"/>
      </text:list-level-style-bullet>
      <text:list-level-style-bullet text:level="9" text:bullet-char="l">
        <style:list-level-properties text:space-before="3.6875in" text:min-label-width="0.3125in"/>
        <style:text-properties fo:color="#006600" fo:font-family="Wingdings" style:font-pitch="variable" fo:font-size="80%"/>
      </text:list-level-style-bullet>
    </text:list-style>
    <text:list-style style:name="a93">
      <text:list-level-style-bullet text:level="1" text:bullet-char="n">
        <style:list-level-properties text:space-before="0in" text:min-label-width="0.375in"/>
        <style:text-properties fo:color="#ff6600" fo:font-family="Wingdings" style:font-pitch="variable" fo:font-size="80%"/>
      </text:list-level-style-bullet>
      <text:list-level-style-bullet text:level="2" text:bullet-char="n">
        <style:list-level-properties text:space-before="0.4375in" text:min-label-width="0.375in"/>
        <style:text-properties fo:color="#ff6600" fo:font-family="Wingdings" style:font-pitch="variable" fo:font-size="80%"/>
      </text:list-level-style-bullet>
      <text:list-level-style-bullet text:level="3" text:bullet-char="n">
        <style:list-level-properties text:space-before="0.875in" text:min-label-width="0.375in"/>
        <style:text-properties fo:color="#ff6600" fo:font-family="Wingdings" style:font-pitch="variable" fo:font-size="80%"/>
      </text:list-level-style-bullet>
      <text:list-level-style-bullet text:level="4" text:bullet-char="n">
        <style:list-level-properties text:space-before="1.125in" text:min-label-width="0.375in"/>
        <style:text-properties fo:color="#ff6600" fo:font-family="Wingdings" style:font-pitch="variable" fo:font-size="80%"/>
      </text:list-level-style-bullet>
      <text:list-level-style-bullet text:level="5" text:bullet-char="n">
        <style:list-level-properties text:space-before="1.625in" text:min-label-width="0.375in"/>
        <style:text-properties fo:color="#ff6600" fo:font-family="Wingdings" style:font-pitch="variable" fo:font-size="80%"/>
      </text:list-level-style-bullet>
      <text:list-level-style-bullet text:level="6" text:bullet-char="n">
        <style:list-level-properties text:space-before="2.125in" text:min-label-width="0.375in"/>
        <style:text-properties fo:color="#ff6600" fo:font-family="Wingdings" style:font-pitch="variable" fo:font-size="80%"/>
      </text:list-level-style-bullet>
      <text:list-level-style-bullet text:level="7" text:bullet-char="n">
        <style:list-level-properties text:space-before="2.625in" text:min-label-width="0.375in"/>
        <style:text-properties fo:color="#ff6600" fo:font-family="Wingdings" style:font-pitch="variable" fo:font-size="80%"/>
      </text:list-level-style-bullet>
      <text:list-level-style-bullet text:level="8" text:bullet-char="n">
        <style:list-level-properties text:space-before="3.125in" text:min-label-width="0.375in"/>
        <style:text-properties fo:color="#ff6600" fo:font-family="Wingdings" style:font-pitch="variable" fo:font-size="80%"/>
      </text:list-level-style-bullet>
      <text:list-level-style-bullet text:level="9" text:bullet-char="n">
        <style:list-level-properties text:space-before="3.625in" text:min-label-width="0.375in"/>
        <style:text-properties fo:color="#ff6600" fo:font-family="Wingdings" style:font-pitch="variable" fo:font-size="80%"/>
      </text:list-level-style-bullet>
    </text:list-style>
    <text:list-style style:name="a15">
      <text:list-level-style-bullet text:level="1" text:bullet-char="−">
        <style:list-level-properties text:space-before="0.125in" text:min-label-width="0.25in"/>
        <style:text-properties fo:color="#7030a0" fo:font-family="Arial" fo:font-size="80%"/>
      </text:list-level-style-bullet>
      <text:list-level-style-bullet text:level="2" text:bullet-char="−">
        <style:list-level-properties text:space-before="0.5625in" text:min-label-width="0.25in"/>
        <style:text-properties fo:color="#7030a0" fo:font-family="Arial" fo:font-size="80%"/>
      </text:list-level-style-bullet>
      <text:list-level-style-bullet text:level="3" text:bullet-char="−">
        <style:list-level-properties text:space-before="1in" text:min-label-width="0.25in"/>
        <style:text-properties fo:color="#7030a0" fo:font-family="Arial" fo:font-size="80%"/>
      </text:list-level-style-bullet>
      <text:list-level-style-bullet text:level="4" text:bullet-char="−">
        <style:list-level-properties text:space-before="1.25in" text:min-label-width="0.25in"/>
        <style:text-properties fo:color="#7030a0" fo:font-family="Arial" fo:font-size="80%"/>
      </text:list-level-style-bullet>
      <text:list-level-style-bullet text:level="5" text:bullet-char="−">
        <style:list-level-properties text:space-before="1.75in" text:min-label-width="0.25in"/>
        <style:text-properties fo:color="#7030a0" fo:font-family="Arial" fo:font-size="80%"/>
      </text:list-level-style-bullet>
      <text:list-level-style-bullet text:level="6" text:bullet-char="−">
        <style:list-level-properties text:space-before="2.25in" text:min-label-width="0.25in"/>
        <style:text-properties fo:color="#7030a0" fo:font-family="Arial" fo:font-size="80%"/>
      </text:list-level-style-bullet>
      <text:list-level-style-bullet text:level="7" text:bullet-char="−">
        <style:list-level-properties text:space-before="2.75in" text:min-label-width="0.25in"/>
        <style:text-properties fo:color="#7030a0" fo:font-family="Arial" fo:font-size="80%"/>
      </text:list-level-style-bullet>
      <text:list-level-style-bullet text:level="8" text:bullet-char="−">
        <style:list-level-properties text:space-before="3.25in" text:min-label-width="0.25in"/>
        <style:text-properties fo:color="#7030a0" fo:font-family="Arial" fo:font-size="80%"/>
      </text:list-level-style-bullet>
      <text:list-level-style-bullet text:level="9" text:bullet-char="−">
        <style:list-level-properties text:space-before="3.75in" text:min-label-width="0.25in"/>
        <style:text-properties fo:color="#7030a0" fo:font-family="Arial" fo:font-size="80%"/>
      </text:list-level-style-bullet>
    </text:list-style>
    <text:list-style style:name="a96">
      <text:list-level-style-bullet text:level="1" text:bullet-char="l">
        <style:list-level-properties text:space-before="0.0625in" text:min-label-width="0.3125in"/>
        <style:text-properties fo:color="#006600" fo:font-family="Wingdings" style:font-pitch="variable" fo:font-size="80%"/>
      </text:list-level-style-bullet>
      <text:list-level-style-bullet text:level="2" text:bullet-char="l">
        <style:list-level-properties text:space-before="0.5in" text:min-label-width="0.3125in"/>
        <style:text-properties fo:color="#006600" fo:font-family="Wingdings" style:font-pitch="variable" fo:font-size="80%"/>
      </text:list-level-style-bullet>
      <text:list-level-style-bullet text:level="3" text:bullet-char="l">
        <style:list-level-properties text:space-before="0.9375in" text:min-label-width="0.3125in"/>
        <style:text-properties fo:color="#006600" fo:font-family="Wingdings" style:font-pitch="variable" fo:font-size="80%"/>
      </text:list-level-style-bullet>
      <text:list-level-style-bullet text:level="4" text:bullet-char="l">
        <style:list-level-properties text:space-before="1.1875in" text:min-label-width="0.3125in"/>
        <style:text-properties fo:color="#006600" fo:font-family="Wingdings" style:font-pitch="variable" fo:font-size="80%"/>
      </text:list-level-style-bullet>
      <text:list-level-style-bullet text:level="5" text:bullet-char="l">
        <style:list-level-properties text:space-before="1.6875in" text:min-label-width="0.3125in"/>
        <style:text-properties fo:color="#006600" fo:font-family="Wingdings" style:font-pitch="variable" fo:font-size="80%"/>
      </text:list-level-style-bullet>
      <text:list-level-style-bullet text:level="6" text:bullet-char="l">
        <style:list-level-properties text:space-before="2.1875in" text:min-label-width="0.3125in"/>
        <style:text-properties fo:color="#006600" fo:font-family="Wingdings" style:font-pitch="variable" fo:font-size="80%"/>
      </text:list-level-style-bullet>
      <text:list-level-style-bullet text:level="7" text:bullet-char="l">
        <style:list-level-properties text:space-before="2.6875in" text:min-label-width="0.3125in"/>
        <style:text-properties fo:color="#006600" fo:font-family="Wingdings" style:font-pitch="variable" fo:font-size="80%"/>
      </text:list-level-style-bullet>
      <text:list-level-style-bullet text:level="8" text:bullet-char="l">
        <style:list-level-properties text:space-before="3.1875in" text:min-label-width="0.3125in"/>
        <style:text-properties fo:color="#006600" fo:font-family="Wingdings" style:font-pitch="variable" fo:font-size="80%"/>
      </text:list-level-style-bullet>
      <text:list-level-style-bullet text:level="9" text:bullet-char="l">
        <style:list-level-properties text:space-before="3.6875in" text:min-label-width="0.3125in"/>
        <style:text-properties fo:color="#006600" fo:font-family="Wingdings" style:font-pitch="variable" fo:font-size="80%"/>
      </text:list-level-style-bullet>
    </text:list-style>
    <text:list-style style:name="a99">
      <text:list-level-style-bullet text:level="1" text:bullet-char="−">
        <style:list-level-properties text:space-before="0.125in" text:min-label-width="0.25in"/>
        <style:text-properties fo:color="#7030a0" fo:font-family="Arial" fo:font-size="80%"/>
      </text:list-level-style-bullet>
      <text:list-level-style-bullet text:level="2" text:bullet-char="−">
        <style:list-level-properties text:space-before="0.5625in" text:min-label-width="0.25in"/>
        <style:text-properties fo:color="#7030a0" fo:font-family="Arial" fo:font-size="80%"/>
      </text:list-level-style-bullet>
      <text:list-level-style-bullet text:level="3" text:bullet-char="−">
        <style:list-level-properties text:space-before="1in" text:min-label-width="0.25in"/>
        <style:text-properties fo:color="#7030a0" fo:font-family="Arial" fo:font-size="80%"/>
      </text:list-level-style-bullet>
      <text:list-level-style-bullet text:level="4" text:bullet-char="−">
        <style:list-level-properties text:space-before="1.25in" text:min-label-width="0.25in"/>
        <style:text-properties fo:color="#7030a0" fo:font-family="Arial" fo:font-size="80%"/>
      </text:list-level-style-bullet>
      <text:list-level-style-bullet text:level="5" text:bullet-char="−">
        <style:list-level-properties text:space-before="1.75in" text:min-label-width="0.25in"/>
        <style:text-properties fo:color="#7030a0" fo:font-family="Arial" fo:font-size="80%"/>
      </text:list-level-style-bullet>
      <text:list-level-style-bullet text:level="6" text:bullet-char="−">
        <style:list-level-properties text:space-before="2.25in" text:min-label-width="0.25in"/>
        <style:text-properties fo:color="#7030a0" fo:font-family="Arial" fo:font-size="80%"/>
      </text:list-level-style-bullet>
      <text:list-level-style-bullet text:level="7" text:bullet-char="−">
        <style:list-level-properties text:space-before="2.75in" text:min-label-width="0.25in"/>
        <style:text-properties fo:color="#7030a0" fo:font-family="Arial" fo:font-size="80%"/>
      </text:list-level-style-bullet>
      <text:list-level-style-bullet text:level="8" text:bullet-char="−">
        <style:list-level-properties text:space-before="3.25in" text:min-label-width="0.25in"/>
        <style:text-properties fo:color="#7030a0" fo:font-family="Arial" fo:font-size="80%"/>
      </text:list-level-style-bullet>
      <text:list-level-style-bullet text:level="9" text:bullet-char="−">
        <style:list-level-properties text:space-before="3.75in" text:min-label-width="0.25in"/>
        <style:text-properties fo:color="#7030a0" fo:font-family="Arial" fo:font-size="80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2_rdchen_template" style:page-layout-name="pageLayout1" draw:style-name="a0">
      <draw:custom-shape svg:x="0.47222in" svg:y="1.26042in" svg:width="9.05556in" svg:height="0.03472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Rectangle 10" svg:x="0.47222in" svg:y="0.11806in" svg:width="9.05556in" svg:height="1.10243in" presentation:class="title" presentation:placeholder="false">
        <draw:text-box>
          <text:p text:style-name="a5" text:class-names="" text:cond-style-name=""><text:span text:style-name="a4" text:class-names="">按一下以編輯母片標題樣式</text:span></text:p>
        </draw:text-box>
        <svg:title/>
        <svg:desc/>
      </draw:frame>
      <draw:frame draw:id="id2" presentation:style-name="a16" draw:name="Rectangle 11" svg:x="0.47222in" svg:y="1.49653in" svg:width="9.05556in" svg:height="5.82639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按一下以編輯母片文字樣式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第二層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第三層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19" draw:name="Rectangle 14" svg:x="7.95313in" svg:y="7.00868in" svg:width="1.96875in" svg:height="0.3941in" presentation:class="page-number" presentation:placeholder="false">
        <draw:text-box>
          <text:p text:style-name="a18" text:class-names="" text:cond-style-name=""><text:span text:style-name="a17" text:class-names=""><text:page-number style:num-format="1" text:fixed="false"/></text:span></text:p>
        </draw:text-box>
        <svg:title/>
        <svg:desc/>
      </draw:frame>
      <presentation:notes style:page-layout-name="pageLayout2" draw:style-name="a48">
        <draw:frame draw:id="id4" presentation:style-name="a22" draw:name="Rectangle 2" svg:x="0in" svg:y="0in" svg:width="4.63345in" svg:height="0.36218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5" presentation:style-name="a25" draw:name="Rectangle 3" svg:x="6.05926in" svg:y="0in" svg:width="4.63174in" svg:height="0.36218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26" draw:name="Rectangle 4">
          <svg:title/>
          <svg:desc/>
        </draw:page-thumbnail>
        <draw:frame draw:id="id7" presentation:style-name="a41" draw:name="Rectangle 5" svg:x="1.0715in" svg:y="3.45176in" svg:width="8.54972in" svg:height="3.27152in" presentation:class="notes" presentation:placeholder="false">
          <draw:text-box>
            <text:p text:style-name="a28" text:class-names="" text:cond-style-name=""><text:span text:style-name="a27" text:class-names="">按一下以編輯母片</text:span></text:p>
            <text:list text:style-name="a31">
              <text:list-item>
                <text:list text:style-name="a31">
                  <text:list-item>
                    <text:p text:style-name="a30" text:class-names="" text:cond-style-name=""><text:span text:style-name="a29" text:class-names="">第二層</text:span></text:p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p text:style-name="a33" text:class-names="" text:cond-style-name=""><text:span text:style-name="a32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p text:style-name="a36" text:class-names="" text:cond-style-name=""><text:span text:style-name="a35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list text:style-name="a40">
                          <text:list-item>
                            <text:list text:style-name="a40">
                              <text:list-item>
                                <text:p text:style-name="a39" text:class-names="" text:cond-style-name=""><text:span text:style-name="a38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" draw:name="Rectangle 6" svg:x="0in" svg:y="6.90522in" svg:width="4.63345in" svg:height="0.36218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Rectangle 7" svg:x="6.05926in" svg:y="6.90522in" svg:width="4.63174in" svg:height="0.36218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標題投影片" style:page-layout-name="pageLayout1" draw:style-name="a49">
      <draw:frame draw:id="id10" draw:style-name="a50" draw:name="Picture 2" svg:x="8.07118in" svg:y="0.31424in" svg:width="1.65278in" svg:height="1.65451in" style:rel-width="scale" style:rel-height="scale">
        <draw:image xlink:href="media/image7.jpeg" xlink:type="simple" xlink:show="embed" xlink:actuate="onLoad"/>
        <office:event-listeners>
          <presentation:event-listener xmlns:script="urn:oasis:names:tc:opendocument:xmlns:script:1.0" script:event-name="dom:click" presentation:action="show" xlink:href="http://www.ncue.edu.tw/~ncue1/logo/LOGO1-1.jpg" xlink:type="simple" xlink:show="embed" xlink:actuate="onRequest"/>
        </office:event-listeners>
        <svg:title/>
        <svg:desc>校徽</svg:desc>
      </draw:frame>
      <draw:frame draw:id="id11" presentation:style-name="a53" draw:name="投影片編號版面配置區 15" svg:x="7.95313in" svg:y="7.00868in" svg:width="1.96875in" svg:height="0.394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frame draw:id="id4" presentation:style-name="a56" draw:name="Rectangle 2" svg:x="0in" svg:y="0in" svg:width="4.63345in" svg:height="0.36218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59" draw:name="Rectangle 3" svg:x="6.05926in" svg:y="0in" svg:width="4.63174in" svg:height="0.36218in" presentation:class="date-time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60" draw:name="Rectangle 4">
          <svg:title/>
          <svg:desc/>
        </draw:page-thumbnail>
        <draw:frame draw:id="id7" presentation:style-name="a75" draw:name="Rectangle 5" svg:x="1.0715in" svg:y="3.45176in" svg:width="8.54972in" svg:height="3.27152in" presentation:class="notes" presentation:placeholder="false">
          <draw:text-box>
            <text:p text:style-name="a62" text:class-names="" text:cond-style-name=""><text:span text:style-name="a61" text:class-names="">按一下以編輯母片</text:span></text:p>
            <text:list text:style-name="a65">
              <text:list-item>
                <text:list text:style-name="a65">
                  <text:list-item>
                    <text:p text:style-name="a64" text:class-names="" text:cond-style-name=""><text:span text:style-name="a63" text:class-names="">第二層</text:span></text:p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p text:style-name="a67" text:class-names="" text:cond-style-name=""><text:span text:style-name="a6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p text:style-name="a70" text:class-names="" text:cond-style-name=""><text:span text:style-name="a6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list text:style-name="a74">
                              <text:list-item>
                                <text:p text:style-name="a73" text:class-names="" text:cond-style-name=""><text:span text:style-name="a72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8" draw:name="Rectangle 6" svg:x="0in" svg:y="6.90522in" svg:width="4.63345in" svg:height="0.36218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Rectangle 7" svg:x="6.05926in" svg:y="6.90522in" svg:width="4.63174in" svg:height="0.36218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標題及物件" style:page-layout-name="pageLayout1" draw:style-name="a83">
      <draw:custom-shape svg:x="0.47222in" svg:y="1.26042in" svg:width="9.05556in" svg:height="0.03472in" draw:id="id12" draw:layer="Master1-bg" draw:style-name="a86" draw:name="Rectangle 9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90" draw:name="標題 1" svg:x="0.47222in" svg:y="0.11806in" svg:width="9.05556in" svg:height="1.10243in" presentation:class="title" presentation:placeholder="false">
        <draw:text-box>
          <text:p text:style-name="a89" text:class-names="" text:cond-style-name=""><text:span text:style-name="a87" text:class-names="">按一下以編輯母片標題樣式</text:span><text:span text:style-name="a88" text:class-names=""/></text:p>
        </draw:text-box>
        <svg:title/>
        <svg:desc/>
      </draw:frame>
      <draw:frame draw:id="id14" presentation:style-name="a100" draw:name="內容版面配置區 2" svg:x="0.47244in" svg:y="1.49606in" svg:width="9.05512in" svg:height="5.82677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按一下以編輯母片文字樣式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第二層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第三層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03" draw:name="Rectangle 14" svg:x="7.95313in" svg:y="7.00868in" svg:width="1.96875in" svg:height="0.394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frame draw:id="id4" presentation:style-name="a106" draw:name="Rectangle 2" svg:x="0in" svg:y="0in" svg:width="4.63345in" svg:height="0.36218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5" presentation:style-name="a109" draw:name="Rectangle 3" svg:x="6.05926in" svg:y="0in" svg:width="4.63174in" svg:height="0.36218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page-thumbnail svg:x="3.53299in" svg:y="0.54514in" svg:width="3.63368in" svg:height="2.72569in" presentation:class="page" draw:id="id6" presentation:style-name="a110" draw:name="Rectangle 4">
          <svg:title/>
          <svg:desc/>
        </draw:page-thumbnail>
        <draw:frame draw:id="id7" presentation:style-name="a125" draw:name="Rectangle 5" svg:x="1.0715in" svg:y="3.45176in" svg:width="8.54972in" svg:height="3.27152in" presentation:class="notes" presentation:placeholder="false">
          <draw:text-box>
            <text:p text:style-name="a112" text:class-names="" text:cond-style-name=""><text:span text:style-name="a111" text:class-names="">按一下以編輯母片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第二層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第三層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第四層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2" text:class-names="">第五層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8" draw:name="Rectangle 6" svg:x="0in" svg:y="6.90522in" svg:width="4.63345in" svg:height="0.36218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1" draw:name="Rectangle 7" svg:x="6.05926in" svg:y="6.90522in" svg:width="4.63174in" svg:height="0.36218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33">
      <draw:frame draw:id="id16" presentation:style-name="a136" draw:name="Rectangle 2" svg:x="0in" svg:y="0in" svg:width="4.63345in" svg:height="0.36218in" presentation:class="head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17" presentation:style-name="a139" draw:name="Rectangle 3" svg:x="6.05926in" svg:y="0in" svg:width="4.63174in" svg:height="0.3621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18" presentation:style-name="a142" draw:name="Rectangle 4" svg:x="0in" svg:y="6.90522in" svg:width="4.63345in" svg:height="0.3621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19" presentation:style-name="a145" draw:name="Rectangle 5" svg:x="6.05926in" svg:y="6.90522in" svg:width="4.63174in" svg:height="0.3621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page-thumbnail draw:page-number="1" svg:x="0.74826in" svg:y="1.01042in" svg:width="2.77951in" svg:height="2.08333in"/>
      <draw:page-thumbnail draw:page-number="2" svg:x="3.95486in" svg:y="1.01042in" svg:width="2.77951in" svg:height="2.08333in"/>
      <draw:page-thumbnail draw:page-number="3" svg:x="7.16146in" svg:y="1.01042in" svg:width="2.77951in" svg:height="2.08333in"/>
      <draw:page-thumbnail draw:page-number="4" svg:x="0.74826in" svg:y="4.17361in" svg:width="2.77951in" svg:height="2.08333in"/>
      <draw:page-thumbnail draw:page-number="5" svg:x="3.95486in" svg:y="4.17361in" svg:width="2.77951in" svg:height="2.08333in"/>
      <draw:page-thumbnail draw:page-number="6" svg:x="7.16146in" svg:y="4.17361in" svg:width="2.77951in" svg:height="2.083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投影片 1</dc:title>
    <meta:initial-creator>rdchen</meta:initial-creator>
    <dc:creator>user</dc:creator>
    <meta:creation-date>2003-02-18T03:13:54Z</meta:creation-date>
    <dc:date>2024-11-14T08:58:40Z</dc:date>
    <meta:print-date>2019-09-06T23:25:55Z</meta:print-date>
    <meta:template xlink:href="dig_lab_11" xlink:type="simple"/>
    <meta:editing-cycles>4138</meta:editing-cycles>
    <meta:editing-duration>PT1830588S</meta:editing-duration>
    <meta:document-statistic meta:paragraph-count="30" meta:word-count="57"/>
  </office:meta>
</office:document-meta>
</file>